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Arrowheads_20_3" draw:marker-start-width="0.38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margin-top="0.1cm" fo:margin-bottom="0.1cm" fo:line-height="100%" fo:text-align="start" fo:text-indent="0cm"/>
    </style:style>
    <style:style style:name="P4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glue-point draw:id="9" svg:x="5.047cm" svg:y="3.323cm"/>
          <draw:custom-shape draw:style-name="gr1" draw:text-style-name="P2" draw:layer="layout" svg:width="5.308cm" svg:height="0.635cm" svg:x="16.855cm" svg:y="6.166cm">
            <text:p text:style-name="P1"><text:span text:style-name="T1">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308cm" svg:height="3.308cm" svg:x="16.855cm" svg:y="6.801cm">
            <text:p text:style-name="P3"><text:span text:style-name="T2">+clk_in : sc_in&lt;bool&gt;</text:span></text:p>
            <text:p text:style-name="P3"><text:span text:style-name="T2">+rst_in : sc_in&lt;bool&gt;</text:span></text:p>
            <text:p text:style-name="P3"><text:span text:style-name="T2">+op_rdy_out : sc_out&lt;bool&gt;</text:span></text:p>
            <text:p text:style-name="P3"><text:span text:style-name="T2">+op_req_in : sc_in&lt;bool&gt;</text:span></text:p>
            <text:p text:style-name="P3"><text:span text:style-name="T2">+data_out : sc_out&lt;bool&gt;</text:span></text:p>
            <text:p text:style-name="P3"><text:span text:style-name="T2">+data_in : sc_in&lt;boo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5.299cm" svg:height="1.192cm" svg:x="16.848cm" svg:y="10.119cm">
            <text:p text:style-name="P5"><text:span text:style-name="T3">+ &lt;&lt;SC_CTHREAD&gt;&gt; behavior()</text:span></text:p>
            <text:p text:style-name="P3"><text:span text:style-name="T3">+ operation (data : bool) : bo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id="id1" draw:layer="layout" svg:width="2.487cm" svg:height="0.754cm" svg:x="18.262cm" svg:y="4.644cm">
          <text:p text:style-name="P1"><text:span text:style-name="T1">sc_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9.505cm" svg:y1="5.398cm" svg:x2="19.505cm" svg:y2="6.166cm" draw:start-shape="id1" draw:start-glue-point="2" draw:end-shape="id2" draw:end-glue-point="0" svg:d="m19505 5398v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2100 2100" svg:d="m1050 175c-496 0-875 379-875 875s379 875 875 875 875-379 875-875-379-875-875-875zm0-175c595 0 1050 455 1050 1050s-455 1050-1050 1050-1050-455-1050-1050 455-1050 1050-1050z"/>
    <draw:marker draw:name="Arrowheads_20_3" draw:display-name="Arrowheads 3" svg:viewBox="0 0 1357 1440" svg:d="m703 300-500 1001h1001zm-1204 139 703-1440v0l654 144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4-19T20:42:19</dc:date>
    <meta:editing-duration>PT05H39M51S</meta:editing-duration>
    <meta:editing-cycles>67</meta:editing-cycles>
    <meta:generator>OpenOffice.org/3.1$Unix OpenOffice.org_project/310m19$Build-9420</meta:generator>
    <meta:print-date>2011-08-20T15:00:02</meta:print-date>
    <dc:creator>Tiago Mück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